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5-09-0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5-06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5-03-1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4-11-2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4-07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4-03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3-11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3-09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3-06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3-02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2-11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2-07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2-05-1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2-01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1-10-0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1-07-2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1-04-0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1-01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0-10-0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0-07-0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0-05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20-01-1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9-10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9-07-1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9-04-1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9-02-0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8-10-0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8-07-2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8-04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8-01-0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7-10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7-07-0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7-05-1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7-01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10-0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7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5-2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7-0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3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5-01-0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2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5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4-0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3-01-0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10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10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7-0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10-12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05-08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7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339092094501</text:p>
          </table:table-cell>
          <table:table-cell office:value-type="string" calcext:value-type="string">
            <text:p>R-893</text:p>
          </table:table-cell>
          <table:table-cell office:value-type="string" calcext:value-type="string">
            <text:p>196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22" meta:object-count="0"/>
    <meta:user-defined meta:name="AppVersion">3.0</meta:user-defined>
  </office:meta>
</office:document-meta>
</file>